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af3" draw:textarea-horizontal-align="justify" draw:textarea-vertical-align="middle" draw:auto-grow-height="false" fo:min-height="0.438cm" fo:min-width="2.2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438cm" fo:min-width="1.966cm"/>
    </style:style>
    <style:style style:name="gr3" style:family="graphic" style:parent-style-name="standard">
      <style:graphic-properties draw:fill-color="#eaf2ff" draw:textarea-horizontal-align="justify" draw:textarea-vertical-align="middle" draw:auto-grow-height="false" fo:min-height="0.438cm" fo:min-width="2.9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438cm" fo:min-width="2.093cm"/>
    </style:style>
    <style:style style:name="gr6" style:family="graphic" style:parent-style-name="standard">
      <style:graphic-properties draw:fill-color="#ffeaf3" draw:textarea-horizontal-align="justify" draw:textarea-vertical-align="middle" draw:auto-grow-height="false" fo:min-height="0.438cm" fo:min-width="3.109cm"/>
    </style:style>
    <style:style style:name="gr7" style:family="graphic" style:parent-style-name="standard">
      <style:graphic-properties draw:fill-color="#ffeaf3" draw:textarea-horizontal-align="justify" draw:textarea-vertical-align="middle" draw:auto-grow-height="false" fo:min-height="0.438cm" fo:min-width="2.85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eaf3"/>
      <style:paragraph-properties fo:text-align="center"/>
      <style:text-properties fo:font-size="12pt"/>
    </style:style>
    <style:style style:name="P3" style:family="paragraph">
      <loext:graphic-properties draw:fill-color="#ffff99"/>
      <style:paragraph-properties fo:text-align="center"/>
      <style:text-properties fo:font-size="12pt"/>
    </style:style>
    <style:style style:name="P4" style:family="paragraph">
      <loext:graphic-properties draw:fill-color="#eaf2ff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794cm" svg:height="0.762cm" svg:x="9.382cm" svg:y="11.287cm">
          <text:p text:style-name="P1">Free Colon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54cm" svg:height="0.762cm" svg:x="5.699cm" svg:y="3.667cm">
          <text:p text:style-name="P1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556cm" svg:height="0.762cm" svg:x="5.191cm" svg:y="6.207cm">
          <text:p text:style-name="P1">Abstract Colon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s" svg:x1="6.969cm" svg:y1="6.207cm" svg:x2="6.969cm" svg:y2="4.429cm" draw:start-shape="id1" draw:start-glue-point="0" draw:end-shape="id2" draw:end-glue-point="2" svg:d="M6969 6207v-501-775-502" svg:viewBox="0 0 1 1779">
          <text:p/>
        </draw:connector>
        <draw:custom-shape draw:style-name="gr2" draw:text-style-name="P3" xml:id="id4" draw:id="id4" draw:layer="layout" svg:width="2.54cm" svg:height="0.762cm" svg:x="9.636cm" svg:y="6.08cm">
          <text:p text:style-name="P1">Hold 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54cm" svg:height="0.762cm" svg:x="12.557cm" svg:y="6.08cm">
          <text:p text:style-name="P1">Hold Gu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2.667cm" svg:height="0.762cm" svg:x="15.605cm" svg:y="6.08cm">
          <text:p text:style-name="P1">Have Hor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0.779cm" svg:y1="11.287cm" svg:x2="10.906cm" svg:y2="6.842cm" draw:start-shape="id3" draw:end-shape="id4" draw:end-glue-point="2" svg:d="M10779 11287l127-4445" svg:viewBox="0 0 128 4446">
          <text:p/>
        </draw:connector>
        <draw:connector draw:style-name="gr4" draw:text-style-name="P5" draw:layer="layout" draw:type="line" svg:x1="10.779cm" svg:y1="11.287cm" svg:x2="13.827cm" svg:y2="6.842cm" draw:start-shape="id3" draw:start-glue-point="0" draw:end-shape="id5" draw:end-glue-point="2" svg:d="M10779 11287l3048-4445" svg:viewBox="0 0 3049 4446">
          <text:p/>
        </draw:connector>
        <draw:connector draw:style-name="gr4" draw:text-style-name="P5" draw:layer="layout" draw:type="line" svg:x1="10.779cm" svg:y1="11.287cm" svg:x2="16.938cm" svg:y2="6.842cm" draw:start-shape="id3" draw:start-glue-point="0" draw:end-shape="id6" draw:end-glue-point="2" svg:d="M10779 11287l6159-4445" svg:viewBox="0 0 6160 4446">
          <text:p/>
        </draw:connector>
        <draw:custom-shape draw:style-name="gr2" draw:text-style-name="P3" xml:id="id8" draw:id="id8" draw:layer="layout" svg:width="2.54cm" svg:height="0.762cm" svg:x="2.016cm" svg:y="6.08cm">
          <text:p text:style-name="P1">Have Car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794cm" svg:height="0.762cm" svg:x="2.016cm" svg:y="11.287cm">
          <text:p text:style-name="P1">Wag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3.413cm" svg:y1="11.287cm" svg:x2="3.286cm" svg:y2="6.842cm" draw:start-shape="id7" draw:end-shape="id8" draw:end-glue-point="2" svg:d="M3413 11287l-127-4445" svg:viewBox="0 0 128 4446">
          <text:p/>
        </draw:connector>
        <draw:connector draw:style-name="gr4" draw:text-style-name="P5" draw:layer="layout" draw:type="line" svg:x1="3.413cm" svg:y1="11.287cm" svg:x2="6.969cm" svg:y2="6.969cm" draw:start-shape="id7" draw:start-glue-point="0" draw:end-shape="id1" draw:end-glue-point="2" svg:d="M3413 11287l3556-4318" svg:viewBox="0 0 3557 4319">
          <text:p/>
        </draw:connector>
        <draw:custom-shape draw:style-name="gr1" draw:text-style-name="P2" xml:id="id9" draw:id="id9" draw:layer="layout" svg:width="2.794cm" svg:height="0.762cm" svg:x="5.318cm" svg:y="11.287cm">
          <text:p text:style-name="P1">Frig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6.715cm" svg:y1="11.287cm" svg:x2="6.969cm" svg:y2="6.969cm" draw:start-shape="id9" draw:end-shape="id1" svg:d="M6715 11287l254-4318" svg:viewBox="0 0 255 4319">
          <text:p/>
        </draw:connector>
        <draw:connector draw:style-name="gr4" draw:text-style-name="P5" draw:layer="layout" draw:type="line" svg:x1="6.715cm" svg:y1="11.287cm" svg:x2="3.286cm" svg:y2="6.842cm" draw:start-shape="id9" draw:start-glue-point="0" draw:end-shape="id8" draw:end-glue-point="2" svg:d="M6715 11287l-3429-4445" svg:viewBox="0 0 3430 4446">
          <text:p/>
        </draw:connector>
        <draw:custom-shape draw:style-name="gr1" draw:text-style-name="P2" xml:id="id10" draw:id="id10" draw:layer="layout" svg:width="2.794cm" svg:height="0.762cm" svg:x="9.382cm" svg:y="13.319cm">
          <text:p text:style-name="P1">Expert M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0.779cm" svg:y1="13.319cm" svg:x2="10.779cm" svg:y2="12.049cm" draw:start-shape="id10" draw:start-glue-point="0" draw:end-shape="id3" draw:end-glue-point="2" svg:d="M10779 13319v-1270" svg:viewBox="0 0 1 1271">
          <text:p/>
        </draw:connector>
        <draw:custom-shape draw:style-name="gr6" draw:text-style-name="P2" xml:id="id11" draw:id="id11" draw:layer="layout" svg:width="3.683cm" svg:height="0.762cm" svg:x="12.684cm" svg:y="13.319cm">
          <text:p text:style-name="P1">Elder Statesm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4.525cm" svg:y1="13.319cm" svg:x2="10.779cm" svg:y2="12.049cm" draw:start-shape="id11" draw:start-glue-point="0" draw:end-shape="id3" draw:end-glue-point="2" svg:d="M14525 13319l-3746-1270" svg:viewBox="0 0 3747 1271">
          <text:p/>
        </draw:connector>
        <draw:connector draw:style-name="gr4" draw:text-style-name="P5" draw:layer="layout" draw:type="line" svg:x1="10.779cm" svg:y1="11.287cm" svg:x2="6.969cm" svg:y2="6.969cm" draw:start-shape="id3" draw:start-glue-point="0" draw:end-shape="id1" draw:end-glue-point="2" svg:d="M10779 11287l-3810-4318" svg:viewBox="0 0 3811 4319">
          <text:p/>
        </draw:connector>
        <draw:custom-shape draw:style-name="gr7" draw:text-style-name="P2" xml:id="id12" draw:id="id12" draw:layer="layout" svg:width="3.429cm" svg:height="0.762cm" svg:x="5.318cm" svg:y="13.319cm">
          <text:p text:style-name="P1">Seasoned Sc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7.032cm" svg:y1="13.319cm" svg:x2="10.779cm" svg:y2="12.049cm" draw:start-shape="id12" draw:start-glue-point="0" draw:end-shape="id3" draw:end-glue-point="2" svg:d="M7032 13319l3747-1270" svg:viewBox="0 0 3748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4:07.851990825</meta:creation-date>
    <dc:date>2018-09-02T14:28:35.873406957</dc:date>
    <meta:editing-duration>PT1H4M29S</meta:editing-duration>
    <meta:editing-cycles>5</meta:editing-cycles>
    <meta:generator>LibreOffice/6.0.4.2$MacOSX_X86_64 LibreOffice_project/9b0d9b32d5dcda91d2f1a96dc04c645c450872bf</meta:generator>
    <meta:document-statistic meta:object-count="24"/>
  </office:meta>
</office:document-meta>
</file>